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2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5pt" officeooo:paragraph-rsid="0018e54c" style:font-name-asian="Times New Roman1" style:font-size-asian="15pt" style:language-asian="ru" style:country-asian="RU" style:font-name-complex="Times New Roman1" style:font-size-complex="15pt"/>
    </style:style>
    <style:style style:name="P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bf13e" officeooo:paragraph-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d06d6" officeooo:paragraph-rsid="001d06d6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ebf0c" officeooo:paragraph-rsid="001ebf0c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6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218ca5" officeooo:paragraph-rsid="00218ca5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7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normal" officeooo:rsid="001bf13e" officeooo:paragraph-rsid="001bf13e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P8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6pt" officeooo:paragraph-rsid="0018e54c" style:font-name-asian="Times New Roman1" style:font-size-asian="16pt" style:language-asian="ru" style:country-asian="RU" style:font-name-complex="Times New Roman1" style:font-size-complex="16pt"/>
    </style:style>
    <style:style style:name="P10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bf13e"/>
    </style:style>
    <style:style style:name="P11" style:family="paragraph" style:parent-style-name="Standard">
      <style:paragraph-properties fo:margin-top="0.423cm" fo:margin-bottom="0.423cm" loext:contextual-spacing="true" fo:line-height="150%" fo:text-align="center" style:justify-single-word="false" fo:break-before="page"/>
      <style:text-properties fo:color="#000000" style:font-name="Times New Roman" fo:font-size="15pt" fo:font-weight="bold" officeooo:rsid="001bf13e" officeooo:paragraph-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12" style:family="paragraph" style:parent-style-name="Standard">
      <style:paragraph-properties fo:margin-top="0cm" fo:margin-bottom="0cm" loext:contextual-spacing="true" fo:line-height="150%"/>
      <style:text-properties style:font-name="Times New Roman" fo:font-size="16pt" officeooo:paragraph-rsid="0018e54c" style:font-name-asian="Times New Roman1" style:font-size-asian="16pt" style:language-asian="ru" style:country-asian="RU" style:font-name-complex="Times New Roman1" style:font-size-complex="16pt"/>
    </style:style>
    <style:style style:name="P13" style:family="paragraph" style:parent-style-name="Standard">
      <style:paragraph-properties fo:margin-top="0cm" fo:margin-bottom="0.423cm" loext:contextual-spacing="true" fo:line-height="150%"/>
      <style:text-properties style:font-name="Times New Roman" fo:font-size="12pt" officeooo:paragraph-rsid="0018e54c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officeooo:paragraph-rsid="0018e54c"/>
    </style:style>
    <style:style style:name="P15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fo:font-weight="bold" officeooo:paragraph-rsid="0018e54c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16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officeooo:paragraph-rsid="0018e54c" style:letter-kerning="true" style:font-name-asian="Times New Roman1" style:font-size-asian="16pt" style:language-asian="ru" style:country-asian="RU" style:font-name-complex="Times New Roman1" style:font-size-complex="16pt"/>
    </style:style>
    <style:style style:name="P17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8e54c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8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8e54c" style:letter-kerning="true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normal" officeooo:rsid="002313b6" officeooo:paragraph-rsid="002313b6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P20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bf13e" officeooo:paragraph-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21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5pt" fo:font-weight="bold" officeooo:rsid="001d06d6" officeooo:paragraph-rsid="0024cfa2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P22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bold" officeooo:paragraph-rsid="0018e54c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a9b7c6" style:font-name="JetBrains Mono" fo:font-size="10pt" fo:font-style="normal" fo:font-weight="normal" officeooo:rsid="001bf13e" officeooo:paragraph-rsid="001bf13e" style:font-name-asian="Times New Roman1" style:font-size-asian="10pt" style:language-asian="ru" style:country-asian="RU" style:font-style-asian="normal" style:font-weight-asian="normal" style:font-name-complex="Times New Roman1" style:font-size-complex="15pt" style:font-weight-complex="bold"/>
    </style:style>
    <style:style style:name="P2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a9b7c6" style:font-name="JetBrains Mono" fo:font-size="10pt" fo:font-style="normal" fo:font-weight="normal" officeooo:rsid="001d06d6" officeooo:paragraph-rsid="001d06d6" style:font-name-asian="Times New Roman1" style:font-size-asian="10pt" style:language-asian="ru" style:country-asian="RU" style:font-style-asian="normal" style:font-weight-asian="normal" style:font-name-complex="Times New Roman1" style:font-size-complex="15pt" style:font-weight-complex="bold"/>
    </style:style>
    <style:style style:name="P2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bf13e"/>
    </style:style>
    <style:style style:name="P26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24cfa2"/>
    </style:style>
    <style:style style:name="T1" style:family="text">
      <style:text-properties fo:color="#000000" style:font-name="Times New Roman" fo:font-size="16pt" style:letter-kerning="true" style:font-name-asian="Times New Roman1" style:font-size-asian="16pt" style:language-asian="ru" style:country-asian="RU" style:font-name-complex="Times New Roman1" style:font-size-complex="16pt"/>
    </style:style>
    <style:style style:name="T2" style:family="text">
      <style:text-properties fo:color="#000000" style:font-name="Times New Roman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3" style:family="text">
      <style:text-properties fo:color="#000000" style:font-name="Times New Roman" fo:font-size="15pt" fo:font-weight="bold" officeooo:rsid="001bf13e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T4" style:family="text">
      <style:text-properties fo:color="#000000" style:font-name="Times New Roman" fo:font-size="15pt" fo:font-weight="bold" officeooo:rsid="002313b6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T5" style:family="text">
      <style:text-properties fo:color="#000000" style:font-name="Times New Roman" fo:font-size="15pt" fo:font-weight="bold" officeooo:rsid="0024cfa2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T6" style:family="text">
      <style:text-properties fo:color="#000000" style:font-name="Times New Roman" fo:font-size="15pt" fo:font-weight="bold" officeooo:rsid="001d06d6" style:font-name-asian="Times New Roman1" style:font-size-asian="15pt" style:language-asian="ru" style:country-asian="RU" style:font-weight-asian="bold" style:font-name-complex="Times New Roman1" style:font-size-complex="15pt" style:font-weight-complex="bold"/>
    </style:style>
    <style:style style:name="T7" style:family="text">
      <style:text-properties fo:color="#000000" style:font-name="Times New Roman" fo:font-size="15pt" fo:font-weight="normal" officeooo:rsid="001bf13e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8" style:family="text">
      <style:text-properties fo:color="#000000" style:font-name="Times New Roman" fo:font-size="15pt" fo:font-weight="normal" officeooo:rsid="00218ca5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9" style:family="text">
      <style:text-properties fo:color="#000000" style:font-name="Times New Roman" fo:font-size="15pt" fo:font-weight="normal" officeooo:rsid="002313b6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10" style:family="text">
      <style:text-properties fo:color="#000000" style:font-name="Times New Roman" fo:font-size="15pt" fo:font-weight="normal" officeooo:rsid="002333ee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11" style:family="text">
      <style:text-properties fo:color="#000000" style:font-name="Times New Roman" fo:font-size="15pt" fo:font-weight="normal" officeooo:rsid="0024cfa2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12" style:family="text">
      <style:text-properties fo:color="#000000" style:font-name="Times New Roman" fo:font-size="15pt" fo:font-weight="normal" officeooo:rsid="001d06d6" style:font-name-asian="Times New Roman1" style:font-size-asian="15pt" style:language-asian="ru" style:country-asian="RU" style:font-weight-asian="normal" style:font-name-complex="Times New Roman1" style:font-size-complex="15pt" style:font-weight-complex="normal"/>
    </style:style>
    <style:style style:name="T13" style:family="text">
      <style:text-properties fo:color="#000000" style:font-name="Times New Roman" fo:font-size="15pt" fo:font-style="normal" fo:font-weight="normal" officeooo:rsid="0024cfa2" style:font-name-asian="Times New Roman1" style:font-size-asian="15pt" style:language-asian="ru" style:country-asian="RU" style:font-style-asian="normal" style:font-weight-asian="normal" style:font-name-complex="Times New Roman1" style:font-size-complex="15pt" style:font-style-complex="normal" style:font-weight-complex="normal"/>
    </style:style>
    <style:style style:name="T14" style:family="text">
      <style:text-properties fo:color="#000000" style:font-name="Times New Roman" fo:font-size="15pt" fo:font-style="normal" fo:font-weight="normal" officeooo:rsid="001bf13e" style:font-name-asian="Times New Roman1" style:font-size-asian="15pt" style:language-asian="ru" style:country-asian="RU" style:font-style-asian="normal" style:font-weight-asian="normal" style:font-name-complex="Times New Roman1" style:font-size-complex="15pt" style:font-style-complex="normal" style:font-weight-complex="normal"/>
    </style:style>
    <style:style style:name="T15" style:family="text">
      <style:text-properties officeooo:rsid="001a9e8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18ca5" style:font-weight-asian="normal" style:font-weight-complex="normal"/>
    </style:style>
    <style:style style:name="T18" style:family="text">
      <style:text-properties fo:font-weight="normal" officeooo:rsid="002313b6" style:font-weight-asian="normal" style:font-weight-complex="normal"/>
    </style:style>
    <style:style style:name="T19" style:family="text">
      <style:text-properties fo:font-weight="normal" officeooo:rsid="002333ee" style:font-weight-asian="normal" style:font-weight-complex="normal"/>
    </style:style>
    <style:style style:name="T20" style:family="text">
      <style:text-properties fo:font-weight="normal" officeooo:rsid="0024cfa2" style:font-weight-asian="normal" style:font-weight-complex="normal"/>
    </style:style>
    <style:style style:name="T2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cc7832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23" style:family="text">
      <style:text-properties fo:color="#cc7832" style:font-name="JetBrains Mono" fo:font-size="10pt" fo:font-style="normal" fo:font-weight="normal" officeooo:rsid="0024cfa2" style:font-size-asian="10pt" style:font-style-asian="normal" style:font-weight-asian="normal" style:font-weight-complex="normal"/>
    </style:style>
    <style:style style:name="T2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cc7832" style:font-name="JetBrains Mono" fo:font-size="10pt" fo:font-style="normal" fo:font-weight="normal" officeooo:rsid="0024cfa2" style:font-name-asian="Times New Roman1" style:font-size-asian="10pt" style:language-asian="ru" style:country-asian="RU" style:font-style-asian="normal" style:font-weight-asian="normal" style:font-name-complex="Times New Roman1" style:font-size-complex="15pt" style:font-style-complex="normal" style:font-weight-complex="normal"/>
    </style:style>
    <style:style style:name="T2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a9b7c6" style:font-name="JetBrains Mono" fo:font-size="10pt" fo:font-style="normal" fo:font-weight="normal" officeooo:rsid="0024cfa2" style:font-size-asian="10pt" style:font-style-asian="normal" style:font-weight-asian="normal" style:font-weight-complex="normal"/>
    </style:style>
    <style:style style:name="T28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a9b7c6" style:font-name="JetBrains Mono" fo:font-size="10pt" fo:font-style="normal" fo:font-weight="normal" officeooo:rsid="0024cfa2" style:font-name-asian="Times New Roman1" style:font-size-asian="10pt" style:language-asian="ru" style:country-asian="RU" style:font-style-asian="normal" style:font-weight-asian="normal" style:font-name-complex="Times New Roman1" style:font-size-complex="15pt" style:font-weight-complex="normal"/>
    </style:style>
    <style:style style:name="T30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e8bf6a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32" style:family="text">
      <style:text-properties fo:color="#e8bf6a" style:font-name="JetBrains Mono" fo:font-size="10pt" fo:font-style="normal" fo:font-weight="normal" officeooo:rsid="00218ca5" style:font-size-asian="10pt" style:font-style-asian="normal" style:font-weight-asian="normal" style:font-weight-complex="normal"/>
    </style:style>
    <style:style style:name="T33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bbb529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3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officeooo:rsid="002333ee"/>
    </style:style>
    <style:style style:name="T47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94558d" style:font-name="JetBrains Mono" fo:font-size="10pt" fo:font-style="normal" fo:font-weight="normal" officeooo:rsid="0024cfa2" style:font-size-asian="10pt" style:font-style-asian="normal" style:font-weight-asian="normal" style:font-weight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4cfa2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">М</text:span><text:span text:style-name="T2">ИНИСТЕРСТВО ЦИФРОВОГО РАЗВИТИЯ СВЯЗИ И МАССОВЫХ КОММУНИКАЦИЙ</text:span></text:h>
      <text:h text:style-name="P15" text:outline-level="1">Ордена Трудового Красного Знамени</text:h>
      <text:h text:style-name="P15" text:outline-level="1">Федеральное государственное бюджетное образовательное учреждение высшего образования</text:h>
      <text:h text:style-name="P15" text:outline-level="1">«Московский технический университет связи и информатики»</text:h>
      <text:h text:style-name="P16" text:outline-level="1">Кафедра «Информационные технологии»</text:h>
      <text:p text:style-name="P12"/>
      <text:h text:style-name="P17" text:outline-level="1"/>
      <text:h text:style-name="P17" text:outline-level="1"/>
      <text:h text:style-name="P17" text:outline-level="1"/>
      <text:h text:style-name="P17" text:outline-level="1">Отчет по лабораторной работе №<text:span text:style-name="T46">3</text:span></text:h>
      <text:h text:style-name="P18" text:outline-level="1">по дисциплине «Введение в информационные технологии» на тему:</text:h>
      <text:h text:style-name="P22" text:outline-level="1">«<text:span text:style-name="T46">PyQt5</text:span>»</text:h>
      <text:p text:style-name="P13"/>
      <text:p text:style-name="P13"/>
      <text:p text:style-name="P1"/>
      <text:p text:style-name="P1"><text:s text:c="74"/></text:p>
      <text:p text:style-name="P1"/>
      <text:p text:style-name="P1"><text:s text:c="75"/>Выполнил: <text:span text:style-name="T15">Газаров Игорь Владиславович</text:span></text:p>
      <text:p text:style-name="P1"><text:s text:c="79"/></text:p>
      <text:p text:style-name="P1"><text:s text:c="85"/>Проверил: Мкртчян Грач Маратович<text:tab/></text:p>
      <text:p text:style-name="P1"/>
      <text:p text:style-name="P8"/>
      <text:p text:style-name="P8"/>
      <text:p text:style-name="P8"/>
      <text:p text:style-name="P8"/>
      <text:p text:style-name="P9">Москва</text:p>
      <text:p text:style-name="P2">2021</text:p>
      <text:p text:style-name="P11">Цель: <text:span text:style-name="T16">используя библиотеку </text:span><text:span text:style-name="T19">PyQt5</text:span><text:span text:style-name="T16">, </text:span><text:span text:style-name="T19">со</text:span><text:span text:style-name="T20">з</text:span><text:span text:style-name="T19">дать калькулятор</text:span><text:span text:style-name="T16">.</text:span></text:p>
      <text:p text:style-name="P3">Ход работы: </text:p>
      <text:p text:style-name="P10"><text:span text:style-name="T3">1. </text:span><text:span text:style-name="T7">Создаем проект ‘</text:span><text:span text:style-name="T8">MyWebApp</text:span><text:span text:style-name="T7">’</text:span></text:p>
      <text:p text:style-name="P3">2.<text:span text:style-name="T16"> Устанавливаем нужные нам библиотеки</text:span></text:p>
      <text:p text:style-name="P7">pip install <text:span text:style-name="T46">PyQt5</text:span></text:p>
      <text:p text:style-name="P3">3. <text:span text:style-name="T16">Создаем файл </text:span><text:span text:style-name="T19">calculator</text:span><text:span text:style-name="T16">.py.</text:span></text:p>
      <text:p text:style-name="P10"><text:span text:style-name="T3">4.</text:span><text:span text:style-name="T7"> Открываем файл </text:span><text:span text:style-name="T10">calculator</text:span><text:span text:style-name="T7">.py, импортируем скачанные ранее библиотеки</text:span></text:p>
      <text:p text:style-name="P3"><text:span text:style-name="T21">import </text:span><text:span text:style-name="T26">sys</text:span><text:line-break/><text:span text:style-name="T21">from </text:span><text:span text:style-name="T26">PyQt5.QtWidgets </text:span><text:span text:style-name="T21">import </text:span><text:span text:style-name="T26">QApplication</text:span><text:span text:style-name="T21">, </text:span><text:span text:style-name="T26">QWidget</text:span><text:span text:style-name="T21">, </text:span><text:span text:style-name="T26">QLineEdit</text:span><text:span text:style-name="T21">, </text:span><text:span text:style-name="T26">QHBoxLayout</text:span><text:span text:style-name="T21">, </text:span><text:span text:style-name="T26">QVBoxLayout</text:span><text:span text:style-name="T21">, </text:span><text:span text:style-name="T26">QPushButton</text:span></text:p>
      <text:p text:style-name="P23"/>
      <text:p text:style-name="P3">5. <text:span text:style-name="T19">Создаем класс-наследник Calculator(QWidget), в нем метод-конструктор. Создаем вертикальную ось и к ней привязываем горизонтальные.</text:span></text:p>
      <text:p text:style-name="P3"><text:span text:style-name="T21">class </text:span><text:span text:style-name="T26">Calculator(QWidget):</text:span><text:line-break/><text:span text:style-name="T26"> <text:s text:c="3"/></text:span><text:span text:style-name="T21">def </text:span><text:span text:style-name="T47">__init__</text:span><text:span text:style-name="T26">(</text:span><text:span text:style-name="T48">self</text:span><text:span text:style-name="T26">):</text:span><text:line-break/><text:span text:style-name="T26"> <text:s text:c="7"/></text:span><text:span text:style-name="T42">super</text:span><text:span text:style-name="T26">(Calculator</text:span><text:span text:style-name="T21">, </text:span><text:span text:style-name="T48">self</text:span><text:span text:style-name="T26">).</text:span><text:span text:style-name="T47">__init__</text:span><text:span text:style-name="T26">()</text:span><text:line-break/><text:line-break/><text:span text:style-name="T26"> <text:s text:c="7"/></text:span><text:span text:style-name="T48">self</text:span><text:span text:style-name="T26">.vbox = QVBoxLayout(</text:span><text:span text:style-name="T48">self</text:span><text:span text:style-name="T26">)</text:span><text:line-break/><text:span text:style-name="T26"> <text:s text:c="7"/></text:span><text:span text:style-name="T48">self</text:span><text:span text:style-name="T26">.hbox_input = QHBoxLayout()</text:span><text:line-break/><text:span text:style-name="T26"> <text:s text:c="7"/></text:span><text:span text:style-name="T48">self</text:span><text:span text:style-name="T26">.hbox_first = QHBoxLayout()</text:span><text:line-break/><text:span text:style-name="T26"> <text:s text:c="7"/></text:span><text:span text:style-name="T48">self</text:span><text:span text:style-name="T26">.hbox_second = QHBoxLayout()</text:span><text:line-break/><text:span text:style-name="T26"> <text:s text:c="7"/></text:span><text:span text:style-name="T48">self</text:span><text:span text:style-name="T26">.hbox_third = QHBoxLayout()</text:span><text:line-break/><text:span text:style-name="T26"> <text:s text:c="7"/></text:span><text:span text:style-name="T48">self</text:span><text:span text:style-name="T26">.hbox_fourth = QHBoxLayout()</text:span><text:line-break/><text:span text:style-name="T26"> <text:s text:c="7"/></text:span><text:span text:style-name="T48">self</text:span><text:span text:style-name="T26">.hbox_result = QHBoxLayout()</text:span><text:line-break/><text:line-break/><text:span text:style-name="T26"> <text:s text:c="7"/></text:span><text:span text:style-name="T48">self</text:span><text:span text:style-name="T26">.vbox.addLayout(</text:span><text:span text:style-name="T48">self</text:span><text:span text:style-name="T26">.hbox_input)</text:span><text:line-break/><text:span text:style-name="T26"> <text:s text:c="7"/></text:span><text:span text:style-name="T48">self</text:span><text:span text:style-name="T26">.vbox.addLayout(</text:span><text:span text:style-name="T48">self</text:span><text:span text:style-name="T26">.hbox_first)</text:span><text:line-break/><text:span text:style-name="T26"> <text:s text:c="7"/></text:span><text:span text:style-name="T48">self</text:span><text:span text:style-name="T26">.vbox.addLayout(</text:span><text:span text:style-name="T48">self</text:span><text:span text:style-name="T26">.hbox_second)</text:span><text:line-break/><text:span text:style-name="T26"> <text:s text:c="7"/></text:span><text:span text:style-name="T48">self</text:span><text:span text:style-name="T26">.vbox.addLayout(</text:span><text:span text:style-name="T48">self</text:span><text:span text:style-name="T26">.hbox_third)</text:span><text:line-break/><text:span text:style-name="T26"> <text:s text:c="7"/></text:span><text:span text:style-name="T48">self</text:span><text:span text:style-name="T26">.vbox.addLayout(</text:span><text:span text:style-name="T48">self</text:span><text:span text:style-name="T26">.hbox_fourth)</text:span><text:line-break/><text:span text:style-name="T26"> <text:s text:c="7"/></text:span><text:span text:style-name="T48">self</text:span><text:span text:style-name="T26">.vbox.addLayout(</text:span><text:span text:style-name="T48">self</text:span><text:span text:style-name="T26">.hbox_result)</text:span></text:p>
      <text:p text:style-name="P3"/>
      <text:p text:style-name="P3"><text:soft-page-break/>6. <text:span text:style-name="T16"><text:s/></text:span><text:span text:style-name="T20">Далее создаем виджеты и привязываем их к горизонтальным осям, а также создаем события, отвечающие за реакции на нажатия по кнопкам</text:span></text:p>
      <text:p text:style-name="P3"><text:span text:style-name="T49">self</text:span><text:span text:style-name="T26">.input = QLineEdit(</text:span><text:span text:style-name="T48">self</text:span><text:span text:style-name="T26">)</text:span><text:line-break/><text:span text:style-name="T48">self</text:span><text:span text:style-name="T26">.hbox_input.addWidget(</text:span><text:span text:style-name="T48">self</text:span><text:span text:style-name="T26">.input)</text:span><text:line-break/><text:line-break/><text:span text:style-name="T48">self</text:span><text:span text:style-name="T26">.b_1 = QPushButton(</text:span><text:span text:style-name="T37">"1"</text:span><text:span text:style-name="T21">, </text:span><text:span text:style-name="T48">self</text:span><text:span text:style-name="T26">)</text:span><text:line-break/><text:span text:style-name="T48">self</text:span><text:span text:style-name="T26">.hbox_first.addWidget(</text:span><text:span text:style-name="T48">self</text:span><text:span text:style-name="T26">.b_1)</text:span><text:line-break/><text:line-break/><text:span text:style-name="T48">self</text:span><text:span text:style-name="T26">.b_2 = QPushButton(</text:span><text:span text:style-name="T37">"2"</text:span><text:span text:style-name="T21">, </text:span><text:span text:style-name="T48">self</text:span><text:span text:style-name="T26">)</text:span><text:line-break/><text:span text:style-name="T48">self</text:span><text:span text:style-name="T26">.hbox_first.addWidget(</text:span><text:span text:style-name="T48">self</text:span><text:span text:style-name="T26">.b_2)</text:span><text:line-break/><text:line-break/><text:span text:style-name="T48">self</text:span><text:span text:style-name="T26">.b_3 = QPushButton(</text:span><text:span text:style-name="T37">"3"</text:span><text:span text:style-name="T21">, </text:span><text:span text:style-name="T48">self</text:span><text:span text:style-name="T26">)</text:span><text:line-break/><text:span text:style-name="T48">self</text:span><text:span text:style-name="T26">.hbox_first.addWidget(</text:span><text:span text:style-name="T48">self</text:span><text:span text:style-name="T26">.b_3)</text:span><text:line-break/><text:line-break/><text:span text:style-name="T48">self</text:span><text:span text:style-name="T26">.b_plus = QPushButton(</text:span><text:span text:style-name="T37">"+"</text:span><text:span text:style-name="T21">, </text:span><text:span text:style-name="T48">self</text:span><text:span text:style-name="T26">)</text:span><text:line-break/><text:span text:style-name="T48">self</text:span><text:span text:style-name="T26">.hbox_first.addWidget(</text:span><text:span text:style-name="T48">self</text:span><text:span text:style-name="T26">.b_plus)</text:span><text:line-break/><text:line-break/><text:span text:style-name="T48">self</text:span><text:span text:style-name="T26">.b_4 = QPushButton(</text:span><text:span text:style-name="T37">"4"</text:span><text:span text:style-name="T21">, </text:span><text:span text:style-name="T48">self</text:span><text:span text:style-name="T26">)</text:span><text:line-break/><text:span text:style-name="T48">self</text:span><text:span text:style-name="T26">.hbox_second.addWidget(</text:span><text:span text:style-name="T48">self</text:span><text:span text:style-name="T26">.b_4)</text:span><text:line-break/><text:line-break/><text:span text:style-name="T48">self</text:span><text:span text:style-name="T26">.b_5 = QPushButton(</text:span><text:span text:style-name="T37">"5"</text:span><text:span text:style-name="T21">, </text:span><text:span text:style-name="T48">self</text:span><text:span text:style-name="T26">)</text:span><text:line-break/><text:span text:style-name="T48">self</text:span><text:span text:style-name="T26">.hbox_second.addWidget(</text:span><text:span text:style-name="T48">self</text:span><text:span text:style-name="T26">.b_5)</text:span><text:line-break/><text:line-break/><text:span text:style-name="T48">self</text:span><text:span text:style-name="T26">.b_6 = QPushButton(</text:span><text:span text:style-name="T37">"6"</text:span><text:span text:style-name="T21">, </text:span><text:span text:style-name="T48">self</text:span><text:span text:style-name="T26">)</text:span><text:line-break/><text:span text:style-name="T48">self</text:span><text:span text:style-name="T26">.hbox_second.addWidget(</text:span><text:span text:style-name="T48">self</text:span><text:span text:style-name="T26">.b_6)</text:span><text:line-break/><text:line-break/><text:span text:style-name="T48">self</text:span><text:span text:style-name="T26">.b_minus = QPushButton(</text:span><text:span text:style-name="T37">"-"</text:span><text:span text:style-name="T21">, </text:span><text:span text:style-name="T48">self</text:span><text:span text:style-name="T26">)</text:span><text:line-break/><text:span text:style-name="T48">self</text:span><text:span text:style-name="T26">.hbox_second.addWidget(</text:span><text:span text:style-name="T48">self</text:span><text:span text:style-name="T26">.b_minus)</text:span><text:line-break/><text:line-break/><text:span text:style-name="T48">self</text:span><text:span text:style-name="T26">.b_7 = QPushButton(</text:span><text:span text:style-name="T37">"7"</text:span><text:span text:style-name="T21">, </text:span><text:span text:style-name="T48">self</text:span><text:span text:style-name="T26">)</text:span><text:line-break/><text:span text:style-name="T48">self</text:span><text:span text:style-name="T26">.hbox_third.addWidget(</text:span><text:span text:style-name="T48">self</text:span><text:span text:style-name="T26">.b_7)</text:span><text:line-break/><text:line-break/><text:span text:style-name="T48">self</text:span><text:span text:style-name="T26">.b_8 = QPushButton(</text:span><text:span text:style-name="T37">"8"</text:span><text:span text:style-name="T21">, </text:span><text:span text:style-name="T48">self</text:span><text:span text:style-name="T26">)</text:span><text:line-break/><text:span text:style-name="T48">self</text:span><text:span text:style-name="T26">.hbox_third.addWidget(</text:span><text:span text:style-name="T48">self</text:span><text:span text:style-name="T26">.b_8)</text:span><text:line-break/><text:line-break/><text:soft-page-break/><text:span text:style-name="T48">self</text:span><text:span text:style-name="T26">.b_9 = QPushButton(</text:span><text:span text:style-name="T37">"9"</text:span><text:span text:style-name="T21">, </text:span><text:span text:style-name="T48">self</text:span><text:span text:style-name="T26">)</text:span><text:line-break/><text:span text:style-name="T48">self</text:span><text:span text:style-name="T26">.hbox_third.addWidget(</text:span><text:span text:style-name="T48">self</text:span><text:span text:style-name="T26">.b_9)</text:span><text:line-break/><text:line-break/><text:span text:style-name="T48">self</text:span><text:span text:style-name="T26">.b_mul = QPushButton(</text:span><text:span text:style-name="T37">"*"</text:span><text:span text:style-name="T21">, </text:span><text:span text:style-name="T48">self</text:span><text:span text:style-name="T26">)</text:span><text:line-break/><text:span text:style-name="T48">self</text:span><text:span text:style-name="T26">.hbox_third.addWidget(</text:span><text:span text:style-name="T48">self</text:span><text:span text:style-name="T26">.b_mul)</text:span><text:line-break/><text:line-break/><text:span text:style-name="T48">self</text:span><text:span text:style-name="T26">.b_0 = QPushButton(</text:span><text:span text:style-name="T37">"0"</text:span><text:span text:style-name="T21">, </text:span><text:span text:style-name="T48">self</text:span><text:span text:style-name="T26">)</text:span><text:line-break/><text:span text:style-name="T48">self</text:span><text:span text:style-name="T26">.hbox_fourth.addWidget(</text:span><text:span text:style-name="T48">self</text:span><text:span text:style-name="T26">.b_0)</text:span><text:line-break/><text:line-break/><text:span text:style-name="T48">self</text:span><text:span text:style-name="T26">.b_float = QPushButton(</text:span><text:span text:style-name="T37">","</text:span><text:span text:style-name="T21">, </text:span><text:span text:style-name="T48">self</text:span><text:span text:style-name="T26">)</text:span><text:line-break/><text:span text:style-name="T48">self</text:span><text:span text:style-name="T26">.hbox_fourth.addWidget(</text:span><text:span text:style-name="T48">self</text:span><text:span text:style-name="T26">.b_float)</text:span><text:line-break/><text:line-break/><text:span text:style-name="T48">self</text:span><text:span text:style-name="T26">.b_clear = QPushButton(</text:span><text:span text:style-name="T37">"Clear"</text:span><text:span text:style-name="T21">, </text:span><text:span text:style-name="T48">self</text:span><text:span text:style-name="T26">)</text:span><text:line-break/><text:span text:style-name="T48">self</text:span><text:span text:style-name="T26">.hbox_fourth.addWidget(</text:span><text:span text:style-name="T48">self</text:span><text:span text:style-name="T26">.b_clear)</text:span><text:line-break/><text:line-break/><text:span text:style-name="T48">self</text:span><text:span text:style-name="T26">.b_div = QPushButton(</text:span><text:span text:style-name="T37">"/"</text:span><text:span text:style-name="T21">, </text:span><text:span text:style-name="T48">self</text:span><text:span text:style-name="T26">)</text:span><text:line-break/><text:span text:style-name="T48">self</text:span><text:span text:style-name="T26">.hbox_fourth.addWidget(</text:span><text:span text:style-name="T48">self</text:span><text:span text:style-name="T26">.b_div)</text:span><text:line-break/><text:line-break/><text:span text:style-name="T48">self</text:span><text:span text:style-name="T26">.b_result = QPushButton(</text:span><text:span text:style-name="T37">"="</text:span><text:span text:style-name="T21">, </text:span><text:span text:style-name="T48">self</text:span><text:span text:style-name="T26">)</text:span><text:line-break/><text:span text:style-name="T48">self</text:span><text:span text:style-name="T26">.hbox_result.addWidget(</text:span><text:span text:style-name="T48">self</text:span><text:span text:style-name="T26">.b_result)</text:span><text:line-break/><text:line-break/><text:span text:style-name="T48">self</text:span><text:span text:style-name="T26">.b_plus.clicked.connect(</text:span><text:span text:style-name="T21">lambda</text:span><text:span text:style-name="T26">: </text:span><text:span text:style-name="T48">self</text:span><text:span text:style-name="T26">._operation(</text:span><text:span text:style-name="T37">"+"</text:span><text:span text:style-name="T26">))</text:span><text:line-break/><text:span text:style-name="T48">self</text:span><text:span text:style-name="T26">.b_minus.clicked.connect(</text:span><text:span text:style-name="T21">lambda</text:span><text:span text:style-name="T26">: </text:span><text:span text:style-name="T48">self</text:span><text:span text:style-name="T26">._operation(</text:span><text:span text:style-name="T37">"-"</text:span><text:span text:style-name="T26">))</text:span><text:line-break/><text:span text:style-name="T48">self</text:span><text:span text:style-name="T26">.b_mul.clicked.connect(</text:span><text:span text:style-name="T21">lambda</text:span><text:span text:style-name="T26">: </text:span><text:span text:style-name="T48">self</text:span><text:span text:style-name="T26">._operation(</text:span><text:span text:style-name="T37">"*"</text:span><text:span text:style-name="T26">))</text:span><text:line-break/><text:span text:style-name="T48">self</text:span><text:span text:style-name="T26">.b_div.clicked.connect(</text:span><text:span text:style-name="T21">lambda</text:span><text:span text:style-name="T26">: </text:span><text:span text:style-name="T48">self</text:span><text:span text:style-name="T26">._operation(</text:span><text:span text:style-name="T37">"/"</text:span><text:span text:style-name="T26">))</text:span><text:line-break/><text:span text:style-name="T48">self</text:span><text:span text:style-name="T26">.b_result.clicked.connect(</text:span><text:span text:style-name="T48">self</text:span><text:span text:style-name="T26">._result)</text:span><text:line-break/><text:span text:style-name="T48">self</text:span><text:span text:style-name="T26">.b_clear.clicked.connect(</text:span><text:span text:style-name="T48">self</text:span><text:span text:style-name="T26">._clear)</text:span><text:line-break/><text:line-break/><text:span text:style-name="T48">self</text:span><text:span text:style-name="T26">.b_1.clicked.connect(</text:span><text:span text:style-name="T21">lambda</text:span><text:span text:style-name="T26">: </text:span><text:span text:style-name="T48">self</text:span><text:span text:style-name="T26">._button(</text:span><text:span text:style-name="T37">"1"</text:span><text:span text:style-name="T26">))</text:span><text:line-break/><text:span text:style-name="T48">self</text:span><text:span text:style-name="T26">.b_2.clicked.connect(</text:span><text:span text:style-name="T21">lambda</text:span><text:span text:style-name="T26">: </text:span><text:span text:style-name="T48">self</text:span><text:span text:style-name="T26">._button(</text:span><text:span text:style-name="T37">"2"</text:span><text:span text:style-name="T26">))</text:span><text:line-break/><text:span text:style-name="T48">self</text:span><text:span text:style-name="T26">.b_3.clicked.connect(</text:span><text:span text:style-name="T21">lambda</text:span><text:span text:style-name="T26">: </text:span><text:span text:style-name="T48">self</text:span><text:span text:style-name="T26">._button(</text:span><text:span text:style-name="T37">"3"</text:span><text:span text:style-name="T26">))</text:span><text:line-break/><text:span text:style-name="T48">self</text:span><text:span text:style-name="T26">.b_4.clicked.connect(</text:span><text:span text:style-name="T21">lambda</text:span><text:span text:style-name="T26">: </text:span><text:span text:style-name="T48">self</text:span><text:span text:style-name="T26">._button(</text:span><text:span text:style-name="T37">"4"</text:span><text:span text:style-name="T26">))</text:span><text:line-break/><text:span text:style-name="T48">self</text:span><text:span text:style-name="T26">.b_5.clicked.connect(</text:span><text:span text:style-name="T21">lambda</text:span><text:span text:style-name="T26">: </text:span><text:span text:style-name="T48">self</text:span><text:span text:style-name="T26">._button(</text:span><text:span text:style-name="T37">"5"</text:span><text:span text:style-name="T26">))</text:span><text:line-break/><text:span text:style-name="T48">self</text:span><text:span text:style-name="T26">.b_6.clicked.connect(</text:span><text:span text:style-name="T21">lambda</text:span><text:span text:style-name="T26">: </text:span><text:span text:style-name="T48">self</text:span><text:span text:style-name="T26">._button(</text:span><text:span text:style-name="T37">"6"</text:span><text:span text:style-name="T26">))</text:span><text:line-break/><text:span text:style-name="T48">self</text:span><text:span text:style-name="T26">.b_7.clicked.connect(</text:span><text:span text:style-name="T21">lambda</text:span><text:span text:style-name="T26">: </text:span><text:span text:style-name="T48">self</text:span><text:span text:style-name="T26">._button(</text:span><text:span text:style-name="T37">"7"</text:span><text:span text:style-name="T26">))</text:span><text:line-break/><text:span text:style-name="T48">self</text:span><text:span text:style-name="T26">.b_8.clicked.connect(</text:span><text:span text:style-name="T21">lambda</text:span><text:span text:style-name="T26">: </text:span><text:span text:style-name="T48">self</text:span><text:span text:style-name="T26">._button(</text:span><text:span text:style-name="T37">"8"</text:span><text:span text:style-name="T26">))</text:span><text:line-break/><text:span text:style-name="T48">self</text:span><text:span text:style-name="T26">.b_9.clicked.connect(</text:span><text:span text:style-name="T21">lambda</text:span><text:span text:style-name="T26">: </text:span><text:span text:style-name="T48">self</text:span><text:span text:style-name="T26">._button(</text:span><text:span text:style-name="T37">"9"</text:span><text:span text:style-name="T26">))</text:span><text:line-break/><text:soft-page-break/><text:span text:style-name="T48">self</text:span><text:span text:style-name="T26">.b_0.clicked.connect(</text:span><text:span text:style-name="T21">lambda</text:span><text:span text:style-name="T26">: </text:span><text:span text:style-name="T48">self</text:span><text:span text:style-name="T26">._button(</text:span><text:span text:style-name="T37">"0"</text:span><text:span text:style-name="T26">))</text:span><text:line-break/><text:span text:style-name="T48">self</text:span><text:span text:style-name="T26">.b_float.clicked.connect(</text:span><text:span text:style-name="T21">lambda</text:span><text:span text:style-name="T26">: </text:span><text:span text:style-name="T48">self</text:span><text:span text:style-name="T26">._button(</text:span><text:span text:style-name="T37">"."</text:span><text:span text:style-name="T26">))</text:span></text:p>
      <text:p text:style-name="P3"><text:span text:style-name="T20"/></text:p>
      <text:p text:style-name="P26"><text:span text:style-name="T3">7.</text:span><text:span text:style-name="T14"> Создаем метод класса для обработки кнопок, отвечающих за ввод цифр в строку ввод</text:span><text:span text:style-name="T13">а текста</text:span></text:p>
      <text:p text:style-name="P26"><text:span text:style-name="T25">def </text:span><text:span text:style-name="T40">_button</text:span><text:span text:style-name="T26">(</text:span><text:span text:style-name="T48">self</text:span><text:span text:style-name="T21">, </text:span><text:span text:style-name="T26">param):</text:span><text:line-break/><text:span text:style-name="T26"> <text:s text:c="3"/>line = </text:span><text:span text:style-name="T48">self</text:span><text:span text:style-name="T26">.input.text()</text:span><text:line-break/><text:span text:style-name="T26"> <text:s text:c="3"/></text:span><text:span text:style-name="T48">self</text:span><text:span text:style-name="T26">.input.setText(line + param)</text:span><text:line-break/><text:line-break/><text:span text:style-name="T26"> <text:s text:c="3"/></text:span><text:span text:style-name="T21">if </text:span><text:span text:style-name="T26">param == </text:span><text:span text:style-name="T37">'.'</text:span><text:span text:style-name="T26">:</text:span><text:line-break/><text:span text:style-name="T26"> <text:s text:c="7"/></text:span><text:span text:style-name="T21">for </text:span><text:span text:style-name="T26">i </text:span><text:span text:style-name="T21">in </text:span><text:span text:style-name="T42">range</text:span><text:span text:style-name="T26">(</text:span><text:span text:style-name="T42">len</text:span><text:span text:style-name="T26">(line)):</text:span><text:line-break/><text:span text:style-name="T26"> <text:s text:c="11"/></text:span><text:span text:style-name="T21">if </text:span><text:span text:style-name="T26">line[i] == </text:span><text:span text:style-name="T37">'.'</text:span><text:span text:style-name="T26">:</text:span><text:line-break/><text:span text:style-name="T26"> <text:s text:c="15"/></text:span><text:span text:style-name="T48">self</text:span><text:span text:style-name="T26">.input.setText(</text:span><text:span text:style-name="T37">"Error! Incorrect number."</text:span><text:span text:style-name="T26">)</text:span></text:p>
      <text:p text:style-name="P26"><text:span text:style-name="T13"><text:s/></text:span><text:span text:style-name="T14"><text:s/></text:span></text:p>
      <text:p text:style-name="P21">8.<text:span text:style-name="T16"> </text:span><text:span text:style-name="T20">Создаем метод класса для обработки математических операций</text:span></text:p>
      <text:p text:style-name="P21"><text:span text:style-name="T23">def </text:span><text:span text:style-name="T40">_operation</text:span><text:span text:style-name="T26">(</text:span><text:span text:style-name="T48">self</text:span><text:span text:style-name="T21">, </text:span><text:span text:style-name="T26">op):</text:span><text:line-break/><text:span text:style-name="T26"> <text:s text:c="3"/></text:span><text:span text:style-name="T48">self</text:span><text:span text:style-name="T26">.num_1 = </text:span><text:span text:style-name="T42">float</text:span><text:span text:style-name="T26">(</text:span><text:span text:style-name="T48">self</text:span><text:span text:style-name="T26">.input.text())</text:span><text:line-break/><text:span text:style-name="T26"> <text:s text:c="3"/></text:span><text:span text:style-name="T48">self</text:span><text:span text:style-name="T26">.op = op</text:span><text:line-break/><text:span text:style-name="T26"> <text:s text:c="3"/></text:span><text:span text:style-name="T48">self</text:span><text:span text:style-name="T26">.input.setText(</text:span><text:span text:style-name="T37">""</text:span><text:span text:style-name="T26">)</text:span><text:line-break/><text:line-break/><text:span text:style-name="T21">def </text:span><text:span text:style-name="T40">_result</text:span><text:span text:style-name="T26">(</text:span><text:span text:style-name="T48">self</text:span><text:span text:style-name="T26">):</text:span><text:line-break/><text:span text:style-name="T26"> <text:s text:c="3"/></text:span><text:span text:style-name="T21">if </text:span><text:span text:style-name="T48">self</text:span><text:span text:style-name="T26">.input.text() == </text:span><text:span text:style-name="T37">''</text:span><text:span text:style-name="T26">:</text:span><text:line-break/><text:span text:style-name="T26"> <text:s text:c="7"/></text:span><text:span text:style-name="T48">self</text:span><text:span text:style-name="T26">.input.setText(</text:span><text:span text:style-name="T37">"Error! Enter number."</text:span><text:span text:style-name="T26">)</text:span><text:line-break/><text:span text:style-name="T26"> <text:s text:c="3"/></text:span><text:span text:style-name="T21">else</text:span><text:span text:style-name="T26">:</text:span><text:line-break/><text:span text:style-name="T26"> <text:s text:c="7"/></text:span><text:span text:style-name="T48">self</text:span><text:span text:style-name="T26">.num_2 = </text:span><text:span text:style-name="T42">float</text:span><text:span text:style-name="T26">(</text:span><text:span text:style-name="T48">self</text:span><text:span text:style-name="T26">.input.text())</text:span><text:line-break/><text:line-break/><text:span text:style-name="T26"> <text:s text:c="7"/></text:span><text:span text:style-name="T21">if </text:span><text:span text:style-name="T48">self</text:span><text:span text:style-name="T26">.op == </text:span><text:span text:style-name="T37">"+"</text:span><text:span text:style-name="T26">:</text:span><text:line-break/><text:span text:style-name="T26"> <text:s text:c="11"/></text:span><text:span text:style-name="T48">self</text:span><text:span text:style-name="T26">.input.setText(</text:span><text:span text:style-name="T42">str</text:span><text:span text:style-name="T26">(</text:span><text:span text:style-name="T48">self</text:span><text:span text:style-name="T26">.num_1 + </text:span><text:span text:style-name="T48">self</text:span><text:span text:style-name="T26">.num_2))</text:span><text:line-break/><text:span text:style-name="T26"> <text:s text:c="7"/></text:span><text:span text:style-name="T21">if </text:span><text:span text:style-name="T48">self</text:span><text:span text:style-name="T26">.op == </text:span><text:span text:style-name="T37">'-'</text:span><text:span text:style-name="T26">:</text:span><text:line-break/><text:span text:style-name="T26"> <text:s text:c="11"/></text:span><text:span text:style-name="T48">self</text:span><text:span text:style-name="T26">.input.setText(</text:span><text:span text:style-name="T42">str</text:span><text:span text:style-name="T26">(</text:span><text:span text:style-name="T48">self</text:span><text:span text:style-name="T26">.num_1 - </text:span><text:span text:style-name="T48">self</text:span><text:span text:style-name="T26">.num_2))</text:span><text:line-break/><text:span text:style-name="T26"> <text:s text:c="7"/></text:span><text:span text:style-name="T21">if </text:span><text:span text:style-name="T48">self</text:span><text:span text:style-name="T26">.op == </text:span><text:span text:style-name="T37">'*'</text:span><text:span text:style-name="T26">:</text:span><text:line-break/><text:span text:style-name="T26"> <text:s text:c="11"/></text:span><text:span text:style-name="T48">self</text:span><text:span text:style-name="T26">.input.setText(</text:span><text:span text:style-name="T42">str</text:span><text:span text:style-name="T26">(</text:span><text:span text:style-name="T48">self</text:span><text:span text:style-name="T26">.num_1 * </text:span><text:span text:style-name="T48">self</text:span><text:span text:style-name="T26">.num_2))</text:span><text:line-break/><text:span text:style-name="T26"> <text:s text:c="7"/></text:span><text:span text:style-name="T21">if </text:span><text:span text:style-name="T48">self</text:span><text:span text:style-name="T26">.op == </text:span><text:span text:style-name="T37">'/'</text:span><text:span text:style-name="T26">:</text:span><text:line-break/><text:span text:style-name="T26"> <text:s text:c="11"/></text:span><text:span text:style-name="T21">if </text:span><text:span text:style-name="T48">self</text:span><text:span text:style-name="T26">.num_2 == </text:span><text:span text:style-name="T44">0</text:span><text:span text:style-name="T26">:</text:span><text:line-break/><text:span text:style-name="T26"> <text:s text:c="15"/></text:span><text:span text:style-name="T48">self</text:span><text:span text:style-name="T26">.input.setText(</text:span><text:span text:style-name="T37">'Error! Division by zero'</text:span><text:span text:style-name="T26">)</text:span><text:line-break/><text:span text:style-name="T26"> <text:s text:c="11"/></text:span><text:span text:style-name="T21">else</text:span><text:span text:style-name="T26">:</text:span><text:line-break/><text:span text:style-name="T26"> <text:s text:c="15"/></text:span><text:span text:style-name="T48">self</text:span><text:span text:style-name="T26">.input.setText(</text:span><text:span text:style-name="T42">str</text:span><text:span text:style-name="T26">(</text:span><text:span text:style-name="T48">self</text:span><text:span text:style-name="T26">.num_1 / </text:span><text:span text:style-name="T48">self</text:span><text:span text:style-name="T26">.num_2))</text:span><text:line-break/><text:line-break/><text:soft-page-break/><text:span text:style-name="T21">def </text:span><text:span text:style-name="T40">_clear</text:span><text:span text:style-name="T26">(</text:span><text:span text:style-name="T48">self</text:span><text:span text:style-name="T26">):</text:span><text:line-break/><text:span text:style-name="T26"> <text:s text:c="3"/></text:span><text:span text:style-name="T48">self</text:span><text:span text:style-name="T26">.input.setText(</text:span><text:span text:style-name="T42">str</text:span><text:span text:style-name="T26">())</text:span></text:p>
      <text:p text:style-name="P26"><text:span text:style-name="T12"><text:s/></text:span></text:p>
      <text:p text:style-name="P24"/>
      <text:p text:style-name="P26"><text:span text:style-name="T6">9.</text:span><text:span text:style-name="T12"> </text:span><text:span text:style-name="T11">Запускаем приложение</text:span></text:p>
      <text:p text:style-name="P26"><text:span text:style-name="T29">app = QApplication(sys.argv)</text:span><text:line-break/><text:line-break/><text:span text:style-name="T26">win = Calculator()</text:span><text:line-break/><text:span text:style-name="T26">win.show()</text:span><text:line-break/><text:line-break/><text:span text:style-name="T26">sys.exit(app.exec_())</text:span></text:p>
      <text:p text:style-name="P26"><text:span text:style-name="T12"><text:s/></text:span></text:p>
      <text:p text:style-name="P19"/>
      <text:p text:style-name="P5">Вывод: <text:span text:style-name="T16">в результате выполненной работы я изучил </text:span><text:span text:style-name="T18">часть библиотеки</text:span><text:span text:style-name="T16"> </text:span><text:span text:style-name="T20">PyQt5 и создал приложение с интерфейсом для вычисления простых математический операц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1:45:01.765713364</meta:creation-date>
    <dc:date>2021-12-21T22:42:49.281626993</dc:date>
    <meta:editing-duration>PT19M5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6" meta:paragraph-count="36" meta:word-count="425" meta:character-count="5709" meta:non-whitespace-character-count="4640"/>
  </office:meta>
</office:document-meta>
</file>